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4.87mm"/>
    </style:style>
    <style:style style:name="co3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10" table:default-cell-style-name="ce2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Default" table:number-columns-repeated="10"/>
          <table:table-cell table:number-columns-repeated="7"/>
        </table:table-row>
        <table:table-row table:style-name="ro1">
          <table:table-cell table:style-name="ce1" office:value-type="string" calcext:value-type="string">
            <text:p>Fleet Testing</text:p>
          </table:table-cell>
          <table:table-cell table:style-name="ce1" table:number-columns-repeated="2"/>
          <table:table-cell table:style-name="ce1" office:value-type="string" calcext:value-type="string">
            <text:p>Seed</text:p>
          </table:table-cell>
          <table:table-cell table:style-name="Default" table:number-columns-repeated="9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ankers</text:p>
          </table:table-cell>
          <table:table-cell table:style-name="Default" table:number-columns-repeated="10"/>
          <table:table-cell office:value-type="string" calcext:value-type="string">
            <text:p>Average 30</text:p>
          </table:table-cell>
          <table:table-cell table:number-columns-repeated="4"/>
          <table:table-cell office:value-type="string" calcext:value-type="string">
            <text:p>Average 10</text:p>
          </table:table-cell>
          <table:table-cell office:value-type="string" calcext:value-type="string">
            <text:p>total waste</text:p>
          </table:table-cell>
        </table:table-row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Description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sks are Claimed by tankers, not smart co ordination, 3 tankers</text:p>
          </table:table-cell>
          <table:table-cell office:value-type="float" office:value="3" calcext:value-type="float">
            <text:p>3</text:p>
          </table:table-cell>
          <table:table-cell office:value-type="float" office:value="116928" calcext:value-type="float">
            <text:p>116928</text:p>
          </table:table-cell>
          <table:table-cell office:value-type="float" office:value="94110" calcext:value-type="float">
            <text:p>94110</text:p>
          </table:table-cell>
          <table:table-cell office:value-type="float" office:value="115567" calcext:value-type="float">
            <text:p>115567</text:p>
          </table:table-cell>
          <table:table-cell office:value-type="float" office:value="101117" calcext:value-type="float">
            <text:p>101117</text:p>
          </table:table-cell>
          <table:table-cell office:value-type="float" office:value="114343" calcext:value-type="float">
            <text:p>114343</text:p>
          </table:table-cell>
          <table:table-cell office:value-type="float" office:value="106074" calcext:value-type="float">
            <text:p>106074</text:p>
          </table:table-cell>
          <table:table-cell office:value-type="float" office:value="121209" calcext:value-type="float">
            <text:p>121209</text:p>
          </table:table-cell>
          <table:table-cell office:value-type="float" office:value="104710" calcext:value-type="float">
            <text:p>104710</text:p>
          </table:table-cell>
          <table:table-cell office:value-type="float" office:value="130971" calcext:value-type="float">
            <text:p>130971</text:p>
          </table:table-cell>
          <table:table-cell office:value-type="float" office:value="103453" calcext:value-type="float">
            <text:p>103453</text:p>
          </table:table-cell>
          <table:table-cell table:number-columns-repeated="5"/>
          <table:table-cell table:formula="of:=SUM([.D5:.M5])/10" office:value-type="float" office:value="110848.2" calcext:value-type="float">
            <text:p>110848.2</text:p>
          </table:table-cell>
          <table:table-cell table:formula="of:=[.S5]*[.C5]" office:value-type="float" office:value="332544.6" calcext:value-type="float">
            <text:p>332544.6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string" calcext:value-type="string">
            <text:p>2 tankers</text:p>
          </table:table-cell>
          <table:table-cell office:value-type="float" office:value="2" calcext:value-type="float">
            <text:p>2</text:p>
          </table:table-cell>
          <table:table-cell office:value-type="float" office:value="106894" calcext:value-type="float">
            <text:p>106894</text:p>
          </table:table-cell>
          <table:table-cell office:value-type="float" office:value="117077" calcext:value-type="float">
            <text:p>117077</text:p>
          </table:table-cell>
          <table:table-cell office:value-type="float" office:value="117708" calcext:value-type="float">
            <text:p>117708</text:p>
          </table:table-cell>
          <table:table-cell office:value-type="float" office:value="104807" calcext:value-type="float">
            <text:p>104807</text:p>
          </table:table-cell>
          <table:table-cell office:value-type="float" office:value="115098" calcext:value-type="float">
            <text:p>115098</text:p>
          </table:table-cell>
          <table:table-cell office:value-type="float" office:value="111790" calcext:value-type="float">
            <text:p>111790</text:p>
          </table:table-cell>
          <table:table-cell office:value-type="float" office:value="125221" calcext:value-type="float">
            <text:p>125221</text:p>
          </table:table-cell>
          <table:table-cell office:value-type="float" office:value="118224" calcext:value-type="float">
            <text:p>118224</text:p>
          </table:table-cell>
          <table:table-cell office:value-type="float" office:value="137159" calcext:value-type="float">
            <text:p>137159</text:p>
          </table:table-cell>
          <table:table-cell office:value-type="float" office:value="106602" calcext:value-type="float">
            <text:p>106602</text:p>
          </table:table-cell>
          <table:table-cell table:number-columns-repeated="5"/>
          <table:table-cell table:formula="of:=SUM([.D6:.M6])/10" office:value-type="float" office:value="116058" calcext:value-type="float">
            <text:p>116058</text:p>
          </table:table-cell>
          <table:table-cell table:formula="of:=[.S6]*[.C6]" office:value-type="float" office:value="232116" calcext:value-type="float">
            <text:p>232116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string" calcext:value-type="string">
            <text:p>4 tankers</text:p>
          </table:table-cell>
          <table:table-cell office:value-type="float" office:value="4" calcext:value-type="float">
            <text:p>4</text:p>
          </table:table-cell>
          <table:table-cell office:value-type="float" office:value="98258" calcext:value-type="float">
            <text:p>98258</text:p>
          </table:table-cell>
          <table:table-cell office:value-type="float" office:value="98867" calcext:value-type="float">
            <text:p>98867</text:p>
          </table:table-cell>
          <table:table-cell office:value-type="float" office:value="102727" calcext:value-type="float">
            <text:p>102727</text:p>
          </table:table-cell>
          <table:table-cell office:value-type="float" office:value="93032" calcext:value-type="float">
            <text:p>93032</text:p>
          </table:table-cell>
          <table:table-cell office:value-type="float" office:value="97126" calcext:value-type="float">
            <text:p>97126</text:p>
          </table:table-cell>
          <table:table-cell office:value-type="float" office:value="85183" calcext:value-type="float">
            <text:p>85183</text:p>
          </table:table-cell>
          <table:table-cell office:value-type="float" office:value="119693" calcext:value-type="float">
            <text:p>119693</text:p>
          </table:table-cell>
          <table:table-cell office:value-type="float" office:value="95067" calcext:value-type="float">
            <text:p>95067</text:p>
          </table:table-cell>
          <table:table-cell office:value-type="float" office:value="121180" calcext:value-type="float">
            <text:p>121180</text:p>
          </table:table-cell>
          <table:table-cell office:value-type="float" office:value="70601" calcext:value-type="float">
            <text:p>70601</text:p>
          </table:table-cell>
          <table:table-cell table:number-columns-repeated="5"/>
          <table:table-cell table:formula="of:=SUM([.D7:.M7])/10" office:value-type="float" office:value="98173.4" calcext:value-type="float">
            <text:p>98173.4</text:p>
          </table:table-cell>
          <table:table-cell table:formula="of:=[.S7]*[.C7]" office:value-type="float" office:value="392693.6" calcext:value-type="float">
            <text:p>392693.6</text:p>
          </table:table-cell>
        </table:table-row>
        <table:table-row table:style-name="ro1">
          <table:table-cell table:number-columns-repeated="19"/>
          <table:table-cell table:formula="of:=[.S8]*[.C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3a</text:p>
          </table:table-cell>
          <table:table-cell office:value-type="string" calcext:value-type="string">
            <text:p>One tanker is dedicated scout for 2000 steps</text:p>
          </table:table-cell>
          <table:table-cell office:value-type="float" office:value="3" calcext:value-type="float">
            <text:p>3</text:p>
          </table:table-cell>
          <table:table-cell office:value-type="float" office:value="104133" calcext:value-type="float">
            <text:p>104133</text:p>
          </table:table-cell>
          <table:table-cell office:value-type="float" office:value="101915" calcext:value-type="float">
            <text:p>101915</text:p>
          </table:table-cell>
          <table:table-cell office:value-type="float" office:value="120700" calcext:value-type="float">
            <text:p>120700</text:p>
          </table:table-cell>
          <table:table-cell office:value-type="float" office:value="106104" calcext:value-type="float">
            <text:p>106104</text:p>
          </table:table-cell>
          <table:table-cell office:value-type="float" office:value="100608" calcext:value-type="float">
            <text:p>100608</text:p>
          </table:table-cell>
          <table:table-cell office:value-type="float" office:value="105345" calcext:value-type="float">
            <text:p>105345</text:p>
          </table:table-cell>
          <table:table-cell office:value-type="float" office:value="117453" calcext:value-type="float">
            <text:p>117453</text:p>
          </table:table-cell>
          <table:table-cell office:value-type="float" office:value="98719" calcext:value-type="float">
            <text:p>98719</text:p>
          </table:table-cell>
          <table:table-cell office:value-type="float" office:value="122129" calcext:value-type="float">
            <text:p>122129</text:p>
          </table:table-cell>
          <table:table-cell office:value-type="float" office:value="104693" calcext:value-type="float">
            <text:p>104693</text:p>
          </table:table-cell>
          <table:table-cell table:number-columns-repeated="5"/>
          <table:table-cell table:formula="of:=SUM([.D9:.M9])/10" office:value-type="float" office:value="108179.9" calcext:value-type="float">
            <text:p>108179.9</text:p>
          </table:table-cell>
          <table:table-cell table:formula="of:=[.S9]*[.C9]" office:value-type="float" office:value="324539.7" calcext:value-type="float">
            <text:p>324539.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2897" calcext:value-type="float">
            <text:p>112897</text:p>
          </table:table-cell>
          <table:table-cell office:value-type="float" office:value="112403" calcext:value-type="float">
            <text:p>112403</text:p>
          </table:table-cell>
          <table:table-cell office:value-type="float" office:value="126009" calcext:value-type="float">
            <text:p>126009</text:p>
          </table:table-cell>
          <table:table-cell office:value-type="float" office:value="109263" calcext:value-type="float">
            <text:p>109263</text:p>
          </table:table-cell>
          <table:table-cell office:value-type="float" office:value="117367" calcext:value-type="float">
            <text:p>117367</text:p>
          </table:table-cell>
          <table:table-cell office:value-type="float" office:value="103648" calcext:value-type="float">
            <text:p>103648</text:p>
          </table:table-cell>
          <table:table-cell office:value-type="float" office:value="118873" calcext:value-type="float">
            <text:p>118873</text:p>
          </table:table-cell>
          <table:table-cell office:value-type="float" office:value="119806" calcext:value-type="float">
            <text:p>119806</text:p>
          </table:table-cell>
          <table:table-cell office:value-type="float" office:value="131838" calcext:value-type="float">
            <text:p>131838</text:p>
          </table:table-cell>
          <table:table-cell office:value-type="float" office:value="95582" calcext:value-type="float">
            <text:p>95582</text:p>
          </table:table-cell>
          <table:table-cell office:value-type="float" office:value="112515" calcext:value-type="float">
            <text:p>112515</text:p>
          </table:table-cell>
          <table:table-cell table:number-columns-repeated="4"/>
          <table:table-cell table:formula="of:=SUM([.D10:.M10])/10" office:value-type="float" office:value="114768.6" calcext:value-type="float">
            <text:p>114768.6</text:p>
          </table:table-cell>
          <table:table-cell table:formula="of:=[.S10]*[.C10]" office:value-type="float" office:value="229537.2" calcext:value-type="float">
            <text:p>229537.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6516" calcext:value-type="float">
            <text:p>86516</text:p>
          </table:table-cell>
          <table:table-cell office:value-type="float" office:value="99006" calcext:value-type="float">
            <text:p>99006</text:p>
          </table:table-cell>
          <table:table-cell office:value-type="float" office:value="105841" calcext:value-type="float">
            <text:p>105841</text:p>
          </table:table-cell>
          <table:table-cell office:value-type="float" office:value="81805" calcext:value-type="float">
            <text:p>81805</text:p>
          </table:table-cell>
          <table:table-cell office:value-type="float" office:value="99181" calcext:value-type="float">
            <text:p>99181</text:p>
          </table:table-cell>
          <table:table-cell office:value-type="float" office:value="85682" calcext:value-type="float">
            <text:p>85682</text:p>
          </table:table-cell>
          <table:table-cell office:value-type="float" office:value="107317" calcext:value-type="float">
            <text:p>107317</text:p>
          </table:table-cell>
          <table:table-cell office:value-type="float" office:value="99531" calcext:value-type="float">
            <text:p>99531</text:p>
          </table:table-cell>
          <table:table-cell office:value-type="float" office:value="116741" calcext:value-type="float">
            <text:p>116741</text:p>
          </table:table-cell>
          <table:table-cell office:value-type="float" office:value="97512" calcext:value-type="float">
            <text:p>97512</text:p>
          </table:table-cell>
          <table:table-cell table:number-columns-repeated="5"/>
          <table:table-cell table:formula="of:=SUM([.D11:.M11])/10" office:value-type="float" office:value="97913.2" calcext:value-type="float">
            <text:p>97913.2</text:p>
          </table:table-cell>
          <table:table-cell table:formula="of:=[.S11]*[.C11]" office:value-type="float" office:value="391652.8" calcext:value-type="float">
            <text:p>391652.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500steps</text:p>
          </table:table-cell>
          <table:table-cell office:value-type="float" office:value="2" calcext:value-type="float">
            <text:p>2</text:p>
          </table:table-cell>
          <table:table-cell office:value-type="float" office:value="116131" calcext:value-type="float">
            <text:p>116131</text:p>
          </table:table-cell>
          <table:table-cell office:value-type="float" office:value="113259" calcext:value-type="float">
            <text:p>113259</text:p>
          </table:table-cell>
          <table:table-cell office:value-type="float" office:value="123291" calcext:value-type="float">
            <text:p>123291</text:p>
          </table:table-cell>
          <table:table-cell office:value-type="float" office:value="110883" calcext:value-type="float">
            <text:p>110883</text:p>
          </table:table-cell>
          <table:table-cell office:value-type="float" office:value="117491" calcext:value-type="float">
            <text:p>117491</text:p>
          </table:table-cell>
          <table:table-cell office:value-type="float" office:value="106677" calcext:value-type="float">
            <text:p>106677</text:p>
          </table:table-cell>
          <table:table-cell office:value-type="float" office:value="123665" calcext:value-type="float">
            <text:p>123665</text:p>
          </table:table-cell>
          <table:table-cell office:value-type="float" office:value="116574" calcext:value-type="float">
            <text:p>116574</text:p>
          </table:table-cell>
          <table:table-cell office:value-type="float" office:value="128335" calcext:value-type="float">
            <text:p>128335</text:p>
          </table:table-cell>
          <table:table-cell office:value-type="float" office:value="106493" calcext:value-type="float">
            <text:p>106493</text:p>
          </table:table-cell>
          <table:table-cell office:value-type="float" office:value="115729" calcext:value-type="float">
            <text:p>115729</text:p>
          </table:table-cell>
          <table:table-cell table:number-columns-repeated="4"/>
          <table:table-cell table:formula="of:=SUM([.D12:.M12])/10" office:value-type="float" office:value="116279.9" calcext:value-type="float">
            <text:p>116279.9</text:p>
          </table:table-cell>
          <table:table-cell table:formula="of:=[.S12]*[.C12]" office:value-type="float" office:value="232559.8" calcext:value-type="float">
            <text:p>232559.8</text:p>
          </table:table-cell>
        </table:table-row>
        <table:table-row table:style-name="ro1">
          <table:table-cell table:number-columns-repeated="18"/>
          <table:table-cell table:formula="of:=SUM([.D13:.M13])/10" office:value-type="float" office:value="0" calcext:value-type="float">
            <text:p>0</text:p>
          </table:table-cell>
          <table:table-cell table:formula="of:=[.S13]*[.C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string" calcext:value-type="string">
            <text:p>2 scouts</text:p>
          </table:table-cell>
          <table:table-cell office:value-type="float" office:value="3" calcext:value-type="float">
            <text:p>3</text:p>
          </table:table-cell>
          <table:table-cell office:value-type="float" office:value="93695" calcext:value-type="float">
            <text:p>93695</text:p>
          </table:table-cell>
          <table:table-cell office:value-type="float" office:value="113288" calcext:value-type="float">
            <text:p>113288</text:p>
          </table:table-cell>
          <table:table-cell office:value-type="float" office:value="112373" calcext:value-type="float">
            <text:p>112373</text:p>
          </table:table-cell>
          <table:table-cell office:value-type="float" office:value="103936" calcext:value-type="float">
            <text:p>103936</text:p>
          </table:table-cell>
          <table:table-cell office:value-type="float" office:value="105436" calcext:value-type="float">
            <text:p>105436</text:p>
          </table:table-cell>
          <table:table-cell office:value-type="float" office:value="95094" calcext:value-type="float">
            <text:p>95094</text:p>
          </table:table-cell>
          <table:table-cell office:value-type="float" office:value="123445" calcext:value-type="float">
            <text:p>123445</text:p>
          </table:table-cell>
          <table:table-cell office:value-type="float" office:value="103157" calcext:value-type="float">
            <text:p>103157</text:p>
          </table:table-cell>
          <table:table-cell office:value-type="float" office:value="126235" calcext:value-type="float">
            <text:p>126235</text:p>
          </table:table-cell>
          <table:table-cell office:value-type="float" office:value="103894" calcext:value-type="float">
            <text:p>103894</text:p>
          </table:table-cell>
          <table:table-cell office:value-type="float" office:value="105416" calcext:value-type="float">
            <text:p>105416</text:p>
          </table:table-cell>
          <table:table-cell table:number-columns-repeated="4"/>
          <table:table-cell table:formula="of:=SUM([.D14:.M14])/10" office:value-type="float" office:value="108055.3" calcext:value-type="float">
            <text:p>108055.3</text:p>
          </table:table-cell>
          <table:table-cell table:formula="of:=[.S14]*[.C14]" office:value-type="float" office:value="324165.9" calcext:value-type="float">
            <text:p>324165.9</text:p>
          </table:table-cell>
        </table:table-row>
        <table:table-row table:style-name="ro1">
          <table:table-cell table:number-columns-repeated="18"/>
          <table:table-cell table:formula="of:=SUM([.D15:.M15])/10" office:value-type="float" office:value="0" calcext:value-type="float">
            <text:p>0</text:p>
          </table:table-cell>
          <table:table-cell table:formula="of:=[.S15]*[.C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string" calcext:value-type="string">
            <text:p>Lonely Tankers, avoid other tankers for getBestTask, weight of 50</text:p>
          </table:table-cell>
          <table:table-cell office:value-type="float" office:value="3" calcext:value-type="float">
            <text:p>3</text:p>
          </table:table-cell>
          <table:table-cell office:value-type="float" office:value="118550" calcext:value-type="float">
            <text:p>118550</text:p>
          </table:table-cell>
          <table:table-cell office:value-type="float" office:value="94110" calcext:value-type="float">
            <text:p>94110</text:p>
          </table:table-cell>
          <table:table-cell office:value-type="float" office:value="109565" calcext:value-type="float">
            <text:p>109565</text:p>
          </table:table-cell>
          <table:table-cell office:value-type="float" office:value="101117" calcext:value-type="float">
            <text:p>101117</text:p>
          </table:table-cell>
          <table:table-cell office:value-type="float" office:value="114343" calcext:value-type="float">
            <text:p>114343</text:p>
          </table:table-cell>
          <table:table-cell office:value-type="float" office:value="111726" calcext:value-type="float">
            <text:p>111726</text:p>
          </table:table-cell>
          <table:table-cell office:value-type="float" office:value="118082" calcext:value-type="float">
            <text:p>118082</text:p>
          </table:table-cell>
          <table:table-cell office:value-type="float" office:value="106247" calcext:value-type="float">
            <text:p>106247</text:p>
          </table:table-cell>
          <table:table-cell office:value-type="float" office:value="128266" calcext:value-type="float">
            <text:p>128266</text:p>
          </table:table-cell>
          <table:table-cell office:value-type="float" office:value="104729" calcext:value-type="float">
            <text:p>104729</text:p>
          </table:table-cell>
          <table:table-cell office:value-type="float" office:value="108873" calcext:value-type="float">
            <text:p>108873</text:p>
          </table:table-cell>
          <table:table-cell table:number-columns-repeated="4"/>
          <table:table-cell table:formula="of:=SUM([.D16:.M16])/10" office:value-type="float" office:value="110673.5" calcext:value-type="float">
            <text:p>110673.5</text:p>
          </table:table-cell>
          <table:table-cell table:formula="of:=[.S16]*[.C16]" office:value-type="float" office:value="332020.5" calcext:value-type="float">
            <text:p>332020.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5329" calcext:value-type="float">
            <text:p>105329</text:p>
          </table:table-cell>
          <table:table-cell office:value-type="float" office:value="101184" calcext:value-type="float">
            <text:p>101184</text:p>
          </table:table-cell>
          <table:table-cell office:value-type="float" office:value="110789" calcext:value-type="float">
            <text:p>110789</text:p>
          </table:table-cell>
          <table:table-cell office:value-type="float" office:value="105335" calcext:value-type="float">
            <text:p>105335</text:p>
          </table:table-cell>
          <table:table-cell office:value-type="float" office:value="114201" calcext:value-type="float">
            <text:p>114201</text:p>
          </table:table-cell>
          <table:table-cell office:value-type="float" office:value="98830" calcext:value-type="float">
            <text:p>98830</text:p>
          </table:table-cell>
          <table:table-cell office:value-type="float" office:value="120771" calcext:value-type="float">
            <text:p>120771</text:p>
          </table:table-cell>
          <table:table-cell office:value-type="float" office:value="113409" calcext:value-type="float">
            <text:p>113409</text:p>
          </table:table-cell>
          <table:table-cell office:value-type="float" office:value="125473" calcext:value-type="float">
            <text:p>125473</text:p>
          </table:table-cell>
          <table:table-cell office:value-type="float" office:value="99446" calcext:value-type="float">
            <text:p>99446</text:p>
          </table:table-cell>
          <table:table-cell office:value-type="float" office:value="106488" calcext:value-type="float">
            <text:p>106488</text:p>
          </table:table-cell>
          <table:table-cell table:number-columns-repeated="4"/>
          <table:table-cell table:formula="of:=SUM([.D17:.M17])/10" office:value-type="float" office:value="109476.7" calcext:value-type="float">
            <text:p>109476.7</text:p>
          </table:table-cell>
          <table:table-cell table:formula="of:=[.S17]*[.C17]" office:value-type="float" office:value="328430.1" calcext:value-type="float">
            <text:p>328430.1</text:p>
          </table:table-cell>
        </table:table-row>
        <table:table-row table:style-name="ro1">
          <table:table-cell office:value-type="string" calcext:value-type="string">
            <text:p>1.06a</text:p>
          </table:table-cell>
          <table:table-cell office:value-type="string" calcext:value-type="string">
            <text:p>Fixed bug where larger distances were considered better, weight scaled to 200</text:p>
          </table:table-cell>
          <table:table-cell office:value-type="float" office:value="3" calcext:value-type="float">
            <text:p>3</text:p>
          </table:table-cell>
          <table:table-cell office:value-type="float" office:value="102148" calcext:value-type="float">
            <text:p>102148</text:p>
          </table:table-cell>
          <table:table-cell office:value-type="float" office:value="110411" calcext:value-type="float">
            <text:p>110411</text:p>
          </table:table-cell>
          <table:table-cell office:value-type="float" office:value="122082" calcext:value-type="float">
            <text:p>122082</text:p>
          </table:table-cell>
          <table:table-cell office:value-type="float" office:value="103265" calcext:value-type="float">
            <text:p>103265</text:p>
          </table:table-cell>
          <table:table-cell office:value-type="float" office:value="116486" calcext:value-type="float">
            <text:p>116486</text:p>
          </table:table-cell>
          <table:table-cell office:value-type="float" office:value="90058" calcext:value-type="float">
            <text:p>90058</text:p>
          </table:table-cell>
          <table:table-cell office:value-type="float" office:value="109302" calcext:value-type="float">
            <text:p>109302</text:p>
          </table:table-cell>
          <table:table-cell office:value-type="float" office:value="111536" calcext:value-type="float">
            <text:p>111536</text:p>
          </table:table-cell>
          <table:table-cell office:value-type="float" office:value="135666" calcext:value-type="float">
            <text:p>135666</text:p>
          </table:table-cell>
          <table:table-cell office:value-type="float" office:value="102458" calcext:value-type="float">
            <text:p>102458</text:p>
          </table:table-cell>
          <table:table-cell table:number-columns-repeated="5"/>
          <table:table-cell table:formula="of:=SUM([.D18:.M18])/10" office:value-type="float" office:value="110341.2" calcext:value-type="float">
            <text:p>110341.2</text:p>
          </table:table-cell>
          <table:table-cell table:formula="of:=[.S18]*[.C18]" office:value-type="float" office:value="331023.6" calcext:value-type="float">
            <text:p>331023.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02148" calcext:value-type="float">
            <text:p>102148</text:p>
          </table:table-cell>
          <table:table-cell office:value-type="float" office:value="110411" calcext:value-type="float">
            <text:p>110411</text:p>
          </table:table-cell>
          <table:table-cell office:value-type="float" office:value="122082" calcext:value-type="float">
            <text:p>122082</text:p>
          </table:table-cell>
          <table:table-cell office:value-type="float" office:value="103265" calcext:value-type="float">
            <text:p>103265</text:p>
          </table:table-cell>
          <table:table-cell office:value-type="float" office:value="116486" calcext:value-type="float">
            <text:p>116486</text:p>
          </table:table-cell>
          <table:table-cell office:value-type="float" office:value="90058" calcext:value-type="float">
            <text:p>90058</text:p>
          </table:table-cell>
          <table:table-cell office:value-type="float" office:value="109302" calcext:value-type="float">
            <text:p>109302</text:p>
          </table:table-cell>
          <table:table-cell office:value-type="float" office:value="111536" calcext:value-type="float">
            <text:p>111536</text:p>
          </table:table-cell>
          <table:table-cell office:value-type="float" office:value="135666" calcext:value-type="float">
            <text:p>135666</text:p>
          </table:table-cell>
          <table:table-cell office:value-type="float" office:value="102458" calcext:value-type="float">
            <text:p>102458</text:p>
          </table:table-cell>
          <table:table-cell table:number-columns-repeated="5"/>
          <table:table-cell table:formula="of:=SUM([.D19:.M19])/10" office:value-type="float" office:value="110341.2" calcext:value-type="float">
            <text:p>110341.2</text:p>
          </table:table-cell>
          <table:table-cell table:formula="of:=[.S19]*[.C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95897" calcext:value-type="float">
            <text:p>95897</text:p>
          </table:table-cell>
          <table:table-cell office:value-type="float" office:value="106934" calcext:value-type="float">
            <text:p>106934</text:p>
          </table:table-cell>
          <table:table-cell office:value-type="float" office:value="100903" calcext:value-type="float">
            <text:p>100903</text:p>
          </table:table-cell>
          <table:table-cell office:value-type="float" office:value="115331" calcext:value-type="float">
            <text:p>115331</text:p>
          </table:table-cell>
          <table:table-cell office:value-type="float" office:value="102728" calcext:value-type="float">
            <text:p>102728</text:p>
          </table:table-cell>
          <table:table-cell office:value-type="float" office:value="83968" calcext:value-type="float">
            <text:p>83968</text:p>
          </table:table-cell>
          <table:table-cell office:value-type="float" office:value="117267" calcext:value-type="float">
            <text:p>117267</text:p>
          </table:table-cell>
          <table:table-cell office:value-type="float" office:value="102679" calcext:value-type="float">
            <text:p>102679</text:p>
          </table:table-cell>
          <table:table-cell office:value-type="float" office:value="118535" calcext:value-type="float">
            <text:p>118535</text:p>
          </table:table-cell>
          <table:table-cell office:value-type="float" office:value="96328" calcext:value-type="float">
            <text:p>96328</text:p>
          </table:table-cell>
          <table:table-cell table:number-columns-repeated="5"/>
          <table:table-cell table:formula="of:=SUM([.D20:.M20])/10" office:value-type="float" office:value="104057" calcext:value-type="float">
            <text:p>104057</text:p>
          </table:table-cell>
          <table:table-cell table:formula="of:=[.S20]*[.C20]" office:value-type="float" office:value="416228" calcext:value-type="float">
            <text:p>416228</text:p>
          </table:table-cell>
        </table:table-row>
        <table:table-row table:style-name="ro1">
          <table:table-cell table:number-columns-repeated="18"/>
          <table:table-cell table:formula="of:=SUM([.D21:.M21])/10" office:value-type="float" office:value="0" calcext:value-type="float">
            <text:p>0</text:p>
          </table:table-cell>
          <table:table-cell table:formula="of:=[.S21]*[.C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7a</text:p>
          </table:table-cell>
          <table:table-cell office:value-type="string" calcext:value-type="string">
            <text:p>fixed considering self location instead of target location for loneliness weight, set to 20</text:p>
          </table:table-cell>
          <table:table-cell office:value-type="float" office:value="3" calcext:value-type="float">
            <text:p>3</text:p>
          </table:table-cell>
          <table:table-cell office:value-type="float" office:value="117741" calcext:value-type="float">
            <text:p>117741</text:p>
          </table:table-cell>
          <table:table-cell office:value-type="float" office:value="110379" calcext:value-type="float">
            <text:p>110379</text:p>
          </table:table-cell>
          <table:table-cell office:value-type="float" office:value="106088" calcext:value-type="float">
            <text:p>106088</text:p>
          </table:table-cell>
          <table:table-cell office:value-type="float" office:value="107448" calcext:value-type="float">
            <text:p>107448</text:p>
          </table:table-cell>
          <table:table-cell office:value-type="float" office:value="117526" calcext:value-type="float">
            <text:p>117526</text:p>
          </table:table-cell>
          <table:table-cell office:value-type="float" office:value="88155" calcext:value-type="float">
            <text:p>88155</text:p>
          </table:table-cell>
          <table:table-cell office:value-type="float" office:value="114215" calcext:value-type="float">
            <text:p>114215</text:p>
          </table:table-cell>
          <table:table-cell office:value-type="float" office:value="104060" calcext:value-type="float">
            <text:p>104060</text:p>
          </table:table-cell>
          <table:table-cell office:value-type="float" office:value="118184" calcext:value-type="float">
            <text:p>118184</text:p>
          </table:table-cell>
          <table:table-cell office:value-type="float" office:value="101124" calcext:value-type="float">
            <text:p>101124</text:p>
          </table:table-cell>
          <table:table-cell office:value-type="float" office:value="108566" calcext:value-type="float">
            <text:p>108566</text:p>
          </table:table-cell>
          <table:table-cell table:number-columns-repeated="4"/>
          <table:table-cell table:formula="of:=SUM([.D22:.M22])/10" office:value-type="float" office:value="108492" calcext:value-type="float">
            <text:p>108492</text:p>
          </table:table-cell>
          <table:table-cell table:formula="of:=[.S22]*[.C22]" office:value-type="float" office:value="325476" calcext:value-type="float">
            <text:p>32547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17428" calcext:value-type="float">
            <text:p>117428</text:p>
          </table:table-cell>
          <table:table-cell office:value-type="float" office:value="112405" calcext:value-type="float">
            <text:p>112405</text:p>
          </table:table-cell>
          <table:table-cell office:value-type="float" office:value="127437" calcext:value-type="float">
            <text:p>127437</text:p>
          </table:table-cell>
          <table:table-cell office:value-type="float" office:value="97979" calcext:value-type="float">
            <text:p>97979</text:p>
          </table:table-cell>
          <table:table-cell office:value-type="float" office:value="105602" calcext:value-type="float">
            <text:p>105602</text:p>
          </table:table-cell>
          <table:table-cell office:value-type="float" office:value="96326" calcext:value-type="float">
            <text:p>96326</text:p>
          </table:table-cell>
          <table:table-cell office:value-type="float" office:value="126772" calcext:value-type="float">
            <text:p>126772</text:p>
          </table:table-cell>
          <table:table-cell office:value-type="float" office:value="97286" calcext:value-type="float">
            <text:p>97286</text:p>
          </table:table-cell>
          <table:table-cell office:value-type="float" office:value="132561" calcext:value-type="float">
            <text:p>132561</text:p>
          </table:table-cell>
          <table:table-cell office:value-type="float" office:value="106328" calcext:value-type="float">
            <text:p>106328</text:p>
          </table:table-cell>
          <table:table-cell office:value-type="float" office:value="107943" calcext:value-type="float">
            <text:p>107943</text:p>
          </table:table-cell>
          <table:table-cell table:number-columns-repeated="4"/>
          <table:table-cell table:formula="of:=SUM([.D23:.M23])/10" office:value-type="float" office:value="112012.4" calcext:value-type="float">
            <text:p>112012.4</text:p>
          </table:table-cell>
          <table:table-cell table:formula="of:=[.S23]*[.C23]" office:value-type="float" office:value="336037.2" calcext:value-type="float">
            <text:p>336037.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8646" calcext:value-type="float">
            <text:p>108646</text:p>
          </table:table-cell>
          <table:table-cell office:value-type="float" office:value="123206" calcext:value-type="float">
            <text:p>123206</text:p>
          </table:table-cell>
          <table:table-cell office:value-type="float" office:value="114743" calcext:value-type="float">
            <text:p>114743</text:p>
          </table:table-cell>
          <table:table-cell office:value-type="float" office:value="101341" calcext:value-type="float">
            <text:p>101341</text:p>
          </table:table-cell>
          <table:table-cell office:value-type="float" office:value="119110" calcext:value-type="float">
            <text:p>119110</text:p>
          </table:table-cell>
          <table:table-cell office:value-type="float" office:value="80615" calcext:value-type="float">
            <text:p>80615</text:p>
          </table:table-cell>
          <table:table-cell office:value-type="float" office:value="116637" calcext:value-type="float">
            <text:p>116637</text:p>
          </table:table-cell>
          <table:table-cell office:value-type="float" office:value="106603" calcext:value-type="float">
            <text:p>106603</text:p>
          </table:table-cell>
          <table:table-cell office:value-type="float" office:value="132047" calcext:value-type="float">
            <text:p>132047</text:p>
          </table:table-cell>
          <table:table-cell office:value-type="float" office:value="106211" calcext:value-type="float">
            <text:p>106211</text:p>
          </table:table-cell>
          <table:table-cell office:value-type="float" office:value="108474" calcext:value-type="float">
            <text:p>108474</text:p>
          </table:table-cell>
          <table:table-cell table:number-columns-repeated="4"/>
          <table:table-cell table:formula="of:=SUM([.D24:.M24])/10" office:value-type="float" office:value="110915.9" calcext:value-type="float">
            <text:p>110915.9</text:p>
          </table:table-cell>
          <table:table-cell table:formula="of:=[.S24]*[.C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7002" calcext:value-type="float">
            <text:p>117002</text:p>
          </table:table-cell>
          <table:table-cell office:value-type="float" office:value="110129" calcext:value-type="float">
            <text:p>110129</text:p>
          </table:table-cell>
          <table:table-cell office:value-type="float" office:value="117394" calcext:value-type="float">
            <text:p>117394</text:p>
          </table:table-cell>
          <table:table-cell office:value-type="float" office:value="97340" calcext:value-type="float">
            <text:p>97340</text:p>
          </table:table-cell>
          <table:table-cell office:value-type="float" office:value="97028" calcext:value-type="float">
            <text:p>97028</text:p>
          </table:table-cell>
          <table:table-cell office:value-type="float" office:value="87172" calcext:value-type="float">
            <text:p>87172</text:p>
          </table:table-cell>
          <table:table-cell office:value-type="float" office:value="125997" calcext:value-type="float">
            <text:p>125997</text:p>
          </table:table-cell>
          <table:table-cell office:value-type="float" office:value="110201" calcext:value-type="float">
            <text:p>110201</text:p>
          </table:table-cell>
          <table:table-cell office:value-type="float" office:value="124921" calcext:value-type="float">
            <text:p>124921</text:p>
          </table:table-cell>
          <table:table-cell office:value-type="float" office:value="104270" calcext:value-type="float">
            <text:p>104270</text:p>
          </table:table-cell>
          <table:table-cell office:value-type="float" office:value="108312" calcext:value-type="float">
            <text:p>108312</text:p>
          </table:table-cell>
          <table:table-cell table:number-columns-repeated="4"/>
          <table:table-cell table:formula="of:=SUM([.D25:.M25])/10" office:value-type="float" office:value="109145.4" calcext:value-type="float">
            <text:p>109145.4</text:p>
          </table:table-cell>
          <table:table-cell table:formula="of:=[.S25]*[.C25]" office:value-type="float" office:value="327436.2" calcext:value-type="float">
            <text:p>327436.2</text:p>
          </table:table-cell>
        </table:table-row>
        <table:table-row table:style-name="ro1">
          <table:table-cell table:number-columns-repeated="18"/>
          <table:table-cell table:formula="of:=SUM([.D26:.M26])/10" office:value-type="float" office:value="0" calcext:value-type="float">
            <text:p>0</text:p>
          </table:table-cell>
          <table:table-cell table:formula="of:=[.S26]*[.C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8a</text:p>
          </table:table-cell>
          <table:table-cell office:value-type="string" calcext:value-type="string">
            <text:p>with a lonely scout</text:p>
          </table:table-cell>
          <table:table-cell office:value-type="float" office:value="3" calcext:value-type="float">
            <text:p>3</text:p>
          </table:table-cell>
          <table:table-cell office:value-type="float" office:value="117002" calcext:value-type="float">
            <text:p>117002</text:p>
          </table:table-cell>
          <table:table-cell office:value-type="float" office:value="110129" calcext:value-type="float">
            <text:p>110129</text:p>
          </table:table-cell>
          <table:table-cell office:value-type="float" office:value="117394" calcext:value-type="float">
            <text:p>117394</text:p>
          </table:table-cell>
          <table:table-cell office:value-type="float" office:value="97340" calcext:value-type="float">
            <text:p>97340</text:p>
          </table:table-cell>
          <table:table-cell office:value-type="float" office:value="97028" calcext:value-type="float">
            <text:p>97028</text:p>
          </table:table-cell>
          <table:table-cell office:value-type="float" office:value="87172" calcext:value-type="float">
            <text:p>87172</text:p>
          </table:table-cell>
          <table:table-cell office:value-type="float" office:value="125997" calcext:value-type="float">
            <text:p>125997</text:p>
          </table:table-cell>
          <table:table-cell office:value-type="float" office:value="110201" calcext:value-type="float">
            <text:p>110201</text:p>
          </table:table-cell>
          <table:table-cell office:value-type="float" office:value="124921" calcext:value-type="float">
            <text:p>124921</text:p>
          </table:table-cell>
          <table:table-cell office:value-type="float" office:value="104270" calcext:value-type="float">
            <text:p>104270</text:p>
          </table:table-cell>
          <table:table-cell office:value-type="float" office:value="108312" calcext:value-type="float">
            <text:p>108312</text:p>
          </table:table-cell>
          <table:table-cell table:number-columns-repeated="4"/>
          <table:table-cell table:formula="of:=SUM([.D27:.M27])/10" office:value-type="float" office:value="109145.4" calcext:value-type="float">
            <text:p>109145.4</text:p>
          </table:table-cell>
          <table:table-cell table:formula="of:=[.S27]*[.C27]" office:value-type="float" office:value="327436.2" calcext:value-type="float">
            <text:p>327436.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ll lonely scouts</text:p>
          </table:table-cell>
          <table:table-cell office:value-type="float" office:value="3" calcext:value-type="float">
            <text:p>3</text:p>
          </table:table-cell>
          <table:table-cell office:value-type="float" office:value="117002" calcext:value-type="float">
            <text:p>117002</text:p>
          </table:table-cell>
          <table:table-cell office:value-type="float" office:value="110129" calcext:value-type="float">
            <text:p>110129</text:p>
          </table:table-cell>
          <table:table-cell office:value-type="float" office:value="117394" calcext:value-type="float">
            <text:p>117394</text:p>
          </table:table-cell>
          <table:table-cell office:value-type="float" office:value="97340" calcext:value-type="float">
            <text:p>97340</text:p>
          </table:table-cell>
          <table:table-cell office:value-type="float" office:value="97028" calcext:value-type="float">
            <text:p>97028</text:p>
          </table:table-cell>
          <table:table-cell office:value-type="float" office:value="87172" calcext:value-type="float">
            <text:p>87172</text:p>
          </table:table-cell>
          <table:table-cell office:value-type="float" office:value="125997" calcext:value-type="float">
            <text:p>125997</text:p>
          </table:table-cell>
          <table:table-cell office:value-type="float" office:value="110201" calcext:value-type="float">
            <text:p>110201</text:p>
          </table:table-cell>
          <table:table-cell office:value-type="float" office:value="124921" calcext:value-type="float">
            <text:p>124921</text:p>
          </table:table-cell>
          <table:table-cell office:value-type="float" office:value="104270" calcext:value-type="float">
            <text:p>104270</text:p>
          </table:table-cell>
          <table:table-cell office:value-type="float" office:value="108312" calcext:value-type="float">
            <text:p>108312</text:p>
          </table:table-cell>
          <table:table-cell table:number-columns-repeated="4"/>
          <table:table-cell table:formula="of:=SUM([.D28:.M28])/10" office:value-type="float" office:value="109145.4" calcext:value-type="float">
            <text:p>109145.4</text:p>
          </table:table-cell>
          <table:table-cell table:formula="of:=[.S28]*[.C28]" office:value-type="float" office:value="327436.2" calcext:value-type="float">
            <text:p>327436.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 lonely scouts, 1 eff tanker</text:p>
          </table:table-cell>
          <table:table-cell office:value-type="float" office:value="3" calcext:value-type="float">
            <text:p>3</text:p>
          </table:table-cell>
          <table:table-cell office:value-type="float" office:value="116328" calcext:value-type="float">
            <text:p>116328</text:p>
          </table:table-cell>
          <table:table-cell office:value-type="float" office:value="110129" calcext:value-type="float">
            <text:p>110129</text:p>
          </table:table-cell>
          <table:table-cell office:value-type="float" office:value="116519" calcext:value-type="float">
            <text:p>116519</text:p>
          </table:table-cell>
          <table:table-cell office:value-type="float" office:value="101117" calcext:value-type="float">
            <text:p>101117</text:p>
          </table:table-cell>
          <table:table-cell office:value-type="float" office:value="99607" calcext:value-type="float">
            <text:p>99607</text:p>
          </table:table-cell>
          <table:table-cell office:value-type="float" office:value="85652" calcext:value-type="float">
            <text:p>85652</text:p>
          </table:table-cell>
          <table:table-cell office:value-type="float" office:value="125997" calcext:value-type="float">
            <text:p>125997</text:p>
          </table:table-cell>
          <table:table-cell office:value-type="float" office:value="102829" calcext:value-type="float">
            <text:p>102829</text:p>
          </table:table-cell>
          <table:table-cell office:value-type="float" office:value="129044" calcext:value-type="float">
            <text:p>129044</text:p>
          </table:table-cell>
          <table:table-cell office:value-type="float" office:value="104270" calcext:value-type="float">
            <text:p>104270</text:p>
          </table:table-cell>
          <table:table-cell office:value-type="float" office:value="110687" calcext:value-type="float">
            <text:p>110687</text:p>
          </table:table-cell>
          <table:table-cell table:number-columns-repeated="4"/>
          <table:table-cell table:formula="of:=SUM([.D29:.M29])/10" office:value-type="float" office:value="109149.2" calcext:value-type="float">
            <text:p>109149.2</text:p>
          </table:table-cell>
          <table:table-cell table:formula="of:=[.S29]*[.C29]" office:value-type="float" office:value="327447.6" calcext:value-type="float">
            <text:p>327447.6</text:p>
          </table:table-cell>
        </table:table-row>
        <table:table-row table:style-name="ro1">
          <table:table-cell table:number-columns-repeated="18"/>
          <table:table-cell table:formula="of:=SUM([.D30:.M30])/10" office:value-type="float" office:value="0" calcext:value-type="float">
            <text:p>0</text:p>
          </table:table-cell>
          <table:table-cell table:formula="of:=[.S30]*[.C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9a</text:p>
          </table:table-cell>
          <table:table-cell office:value-type="string" calcext:value-type="string">
            <text:p>Using Recruiter to add new tankers before 1500 steps for each fuel pump found</text:p>
          </table:table-cell>
          <table:table-cell office:value-type="string" calcext:value-type="string">
            <text:p>n/a</text:p>
          </table:table-cell>
          <table:table-cell office:value-type="float" office:value="66872" calcext:value-type="float">
            <text:p>66872</text:p>
          </table:table-cell>
          <table:table-cell office:value-type="float" office:value="89163" calcext:value-type="float">
            <text:p>89163</text:p>
          </table:table-cell>
          <table:table-cell office:value-type="float" office:value="101805" calcext:value-type="float">
            <text:p>101805</text:p>
          </table:table-cell>
          <table:table-cell office:value-type="float" office:value="85283" calcext:value-type="float">
            <text:p>85283</text:p>
          </table:table-cell>
          <table:table-cell office:value-type="float" office:value="105646" calcext:value-type="float">
            <text:p>105646</text:p>
          </table:table-cell>
          <table:table-cell office:value-type="float" office:value="85301" calcext:value-type="float">
            <text:p>85301</text:p>
          </table:table-cell>
          <table:table-cell office:value-type="float" office:value="93954" calcext:value-type="float">
            <text:p>93954</text:p>
          </table:table-cell>
          <table:table-cell office:value-type="float" office:value="105386" calcext:value-type="float">
            <text:p>105386</text:p>
          </table:table-cell>
          <table:table-cell office:value-type="float" office:value="96384" calcext:value-type="float">
            <text:p>96384</text:p>
          </table:table-cell>
          <table:table-cell office:value-type="float" office:value="96436" calcext:value-type="float">
            <text:p>96436</text:p>
          </table:table-cell>
          <table:table-cell office:value-type="float" office:value="92399" calcext:value-type="float">
            <text:p>92399</text:p>
          </table:table-cell>
          <table:table-cell table:number-columns-repeated="4"/>
          <table:table-cell table:formula="of:=SUM([.D31:.M31])/10" office:value-type="float" office:value="92623" calcext:value-type="float">
            <text:p>92623</text:p>
          </table:table-cell>
          <table:table-cell table:formula="of:=[.S31]*[.C3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te</text:p>
          </table:table-cell>
          <table:table-cell office:value-type="float" office:value="401234" calcext:value-type="float">
            <text:p>401234</text:p>
          </table:table-cell>
          <table:table-cell office:value-type="float" office:value="802468" calcext:value-type="float">
            <text:p>802468</text:p>
          </table:table-cell>
          <table:table-cell office:value-type="float" office:value="1018059" calcext:value-type="float">
            <text:p>1018059</text:p>
          </table:table-cell>
          <table:table-cell office:value-type="float" office:value="511703" calcext:value-type="float">
            <text:p>511703</text:p>
          </table:table-cell>
          <table:table-cell office:value-type="float" office:value="316940" calcext:value-type="float">
            <text:p>316940</text:p>
          </table:table-cell>
          <table:table-cell office:value-type="float" office:value="511808" calcext:value-type="float">
            <text:p>511808</text:p>
          </table:table-cell>
          <table:table-cell office:value-type="float" office:value="939541" calcext:value-type="float">
            <text:p>939541</text:p>
          </table:table-cell>
          <table:table-cell office:value-type="float" office:value="210772" calcext:value-type="float">
            <text:p>210772</text:p>
          </table:table-cell>
          <table:table-cell office:value-type="float" office:value="963843" calcext:value-type="float">
            <text:p>963843</text:p>
          </table:table-cell>
          <table:table-cell office:value-type="float" office:value="578616" calcext:value-type="float">
            <text:p>578616</text:p>
          </table:table-cell>
          <table:table-cell table:number-columns-repeated="4"/>
          <table:table-cell office:value-type="string" calcext:value-type="string">
            <text:p>average waste</text:p>
          </table:table-cell>
          <table:table-cell table:formula="of:=SUM([.D32:.M32])/10" office:value-type="float" office:value="625498.4" calcext:value-type="float">
            <text:p>625498.4</text:p>
          </table:table-cell>
          <table:table-cell table:formula="of:=[.S32]*[.C3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.09b</text:p>
          </table:table-cell>
          <table:table-cell office:value-type="string" calcext:value-type="string">
            <text:p>now has a limit of 20 to consider if a new fuel pump is considered too close to add a tanker</text:p>
          </table:table-cell>
          <table:table-cell office:value-type="string" calcext:value-type="string">
            <text:p>n/a</text:p>
          </table:table-cell>
          <table:table-cell office:value-type="float" office:value="100715" calcext:value-type="float">
            <text:p>100715</text:p>
          </table:table-cell>
          <table:table-cell office:value-type="float" office:value="89563" calcext:value-type="float">
            <text:p>89563</text:p>
          </table:table-cell>
          <table:table-cell office:value-type="float" office:value="95252" calcext:value-type="float">
            <text:p>95252</text:p>
          </table:table-cell>
          <table:table-cell office:value-type="float" office:value="91115" calcext:value-type="float">
            <text:p>91115</text:p>
          </table:table-cell>
          <table:table-cell office:value-type="float" office:value="120443" calcext:value-type="float">
            <text:p>120443</text:p>
          </table:table-cell>
          <table:table-cell office:value-type="float" office:value="85301" calcext:value-type="float">
            <text:p>85301</text:p>
          </table:table-cell>
          <table:table-cell office:value-type="float" office:value="107777" calcext:value-type="float">
            <text:p>107777</text:p>
          </table:table-cell>
          <table:table-cell office:value-type="float" office:value="105386" calcext:value-type="float">
            <text:p>105386</text:p>
          </table:table-cell>
          <table:table-cell office:value-type="float" office:value="99899" calcext:value-type="float">
            <text:p>99899</text:p>
          </table:table-cell>
          <table:table-cell office:value-type="float" office:value="96346" calcext:value-type="float">
            <text:p>96346</text:p>
          </table:table-cell>
          <table:table-cell office:value-type="float" office:value="98931" calcext:value-type="float">
            <text:p>98931</text:p>
          </table:table-cell>
          <table:table-cell table:number-columns-repeated="4"/>
          <table:table-cell table:formula="of:=SUM([.D33:.M33])/10" office:value-type="float" office:value="99179.7" calcext:value-type="float">
            <text:p>99179.7</text:p>
          </table:table-cell>
          <table:table-cell table:formula="of:=[.S33]*[.C3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te</text:p>
          </table:table-cell>
          <table:table-cell office:value-type="float" office:value="503575" calcext:value-type="float">
            <text:p>503575</text:p>
          </table:table-cell>
          <table:table-cell office:value-type="float" office:value="626946" calcext:value-type="float">
            <text:p>626946</text:p>
          </table:table-cell>
          <table:table-cell office:value-type="float" office:value="666769" calcext:value-type="float">
            <text:p>666769</text:p>
          </table:table-cell>
          <table:table-cell office:value-type="float" office:value="455579" calcext:value-type="float">
            <text:p>455579</text:p>
          </table:table-cell>
          <table:table-cell office:value-type="float" office:value="240886" calcext:value-type="float">
            <text:p>240886</text:p>
          </table:table-cell>
          <table:table-cell office:value-type="float" office:value="511808" calcext:value-type="float">
            <text:p>511808</text:p>
          </table:table-cell>
          <table:table-cell office:value-type="float" office:value="646665" calcext:value-type="float">
            <text:p>646665</text:p>
          </table:table-cell>
          <table:table-cell office:value-type="float" office:value="210772" calcext:value-type="float">
            <text:p>210772</text:p>
          </table:table-cell>
          <table:table-cell office:value-type="float" office:value="699297" calcext:value-type="float">
            <text:p>699297</text:p>
          </table:table-cell>
          <table:table-cell office:value-type="float" office:value="578616" calcext:value-type="float">
            <text:p>578616</text:p>
          </table:table-cell>
          <table:table-cell table:number-columns-repeated="5"/>
          <table:table-cell table:formula="of:=SUM([.D34:.M34])/10" office:value-type="float" office:value="514091.3" calcext:value-type="float">
            <text:p>514091.3</text:p>
          </table:table-cell>
          <table:table-cell table:formula="of:=[.S34]*[.C34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modified explore phase to 1250</text:p>
          </table:table-cell>
          <table:table-cell/>
          <table:table-cell office:value-type="float" office:value="87957" calcext:value-type="float">
            <text:p>87957</text:p>
          </table:table-cell>
          <table:table-cell office:value-type="float" office:value="95038" calcext:value-type="float">
            <text:p>95038</text:p>
          </table:table-cell>
          <table:table-cell office:value-type="float" office:value="107804" calcext:value-type="float">
            <text:p>107804</text:p>
          </table:table-cell>
          <table:table-cell office:value-type="float" office:value="94148" calcext:value-type="float">
            <text:p>94148</text:p>
          </table:table-cell>
          <table:table-cell office:value-type="float" office:value="116800" calcext:value-type="float">
            <text:p>116800</text:p>
          </table:table-cell>
          <table:table-cell office:value-type="float" office:value="79362" calcext:value-type="float">
            <text:p>79362</text:p>
          </table:table-cell>
          <table:table-cell office:value-type="float" office:value="103253" calcext:value-type="float">
            <text:p>103253</text:p>
          </table:table-cell>
          <table:table-cell office:value-type="float" office:value="115592" calcext:value-type="float">
            <text:p>115592</text:p>
          </table:table-cell>
          <table:table-cell office:value-type="float" office:value="99225" calcext:value-type="float">
            <text:p>99225</text:p>
          </table:table-cell>
          <table:table-cell office:value-type="float" office:value="92927" calcext:value-type="float">
            <text:p>92927</text:p>
          </table:table-cell>
          <table:table-cell office:value-type="float" office:value="97325" calcext:value-type="float">
            <text:p>97325</text:p>
          </table:table-cell>
          <table:table-cell table:number-columns-repeated="4"/>
          <table:table-cell table:formula="of:=SUM([.D35:.M35])/10" office:value-type="float" office:value="99210.6" calcext:value-type="float">
            <text:p>99210.6</text:p>
          </table:table-cell>
          <table:table-cell table:formula="of:=[.S35]*[.C35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39788" calcext:value-type="float">
            <text:p>439788</text:p>
          </table:table-cell>
          <table:table-cell office:value-type="float" office:value="665268" calcext:value-type="float">
            <text:p>665268</text:p>
          </table:table-cell>
          <table:table-cell office:value-type="float" office:value="754632" calcext:value-type="float">
            <text:p>754632</text:p>
          </table:table-cell>
          <table:table-cell office:value-type="float" office:value="470743" calcext:value-type="float">
            <text:p>470743</text:p>
          </table:table-cell>
          <table:table-cell office:value-type="float" office:value="233600" calcext:value-type="float">
            <text:p>233600</text:p>
          </table:table-cell>
          <table:table-cell office:value-type="float" office:value="476176" calcext:value-type="float">
            <text:p>476176</text:p>
          </table:table-cell>
          <table:table-cell office:value-type="float" office:value="619520" calcext:value-type="float">
            <text:p>619520</text:p>
          </table:table-cell>
          <table:table-cell office:value-type="float" office:value="231184" calcext:value-type="float">
            <text:p>231184</text:p>
          </table:table-cell>
          <table:table-cell office:value-type="float" office:value="694576" calcext:value-type="float">
            <text:p>694576</text:p>
          </table:table-cell>
          <table:table-cell office:value-type="float" office:value="557564" calcext:value-type="float">
            <text:p>557564</text:p>
          </table:table-cell>
          <table:table-cell table:number-columns-repeated="5"/>
          <table:table-cell table:formula="of:=SUM([.D36:.M36])/10" office:value-type="float" office:value="514305.1" calcext:value-type="float">
            <text:p>514305.1</text:p>
          </table:table-cell>
          <table:table-cell table:formula="of:=[.S36]*[.C3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upped tanker limit to 15</text:p>
          </table:table-cell>
          <table:table-cell/>
          <table:table-cell office:value-type="float" office:value="100715" calcext:value-type="float">
            <text:p>100715</text:p>
          </table:table-cell>
          <table:table-cell office:value-type="float" office:value="89563" calcext:value-type="float">
            <text:p>89563</text:p>
          </table:table-cell>
          <table:table-cell office:value-type="float" office:value="95252" calcext:value-type="float">
            <text:p>95252</text:p>
          </table:table-cell>
          <table:table-cell office:value-type="float" office:value="91115" calcext:value-type="float">
            <text:p>91115</text:p>
          </table:table-cell>
          <table:table-cell office:value-type="float" office:value="120443" calcext:value-type="float">
            <text:p>120443</text:p>
          </table:table-cell>
          <table:table-cell office:value-type="float" office:value="85301" calcext:value-type="float">
            <text:p>85301</text:p>
          </table:table-cell>
          <table:table-cell office:value-type="float" office:value="107777" calcext:value-type="float">
            <text:p>107777</text:p>
          </table:table-cell>
          <table:table-cell office:value-type="float" office:value="105386" calcext:value-type="float">
            <text:p>105386</text:p>
          </table:table-cell>
          <table:table-cell office:value-type="float" office:value="99899" calcext:value-type="float">
            <text:p>99899</text:p>
          </table:table-cell>
          <table:table-cell office:value-type="float" office:value="96346" calcext:value-type="float">
            <text:p>9634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03575" calcext:value-type="float">
            <text:p>503575</text:p>
          </table:table-cell>
          <table:table-cell office:value-type="float" office:value="626946" calcext:value-type="float">
            <text:p>626946</text:p>
          </table:table-cell>
          <table:table-cell office:value-type="float" office:value="666769" calcext:value-type="float">
            <text:p>666769</text:p>
          </table:table-cell>
          <table:table-cell office:value-type="float" office:value="455579" calcext:value-type="float">
            <text:p>455579</text:p>
          </table:table-cell>
          <table:table-cell office:value-type="float" office:value="240886" calcext:value-type="float">
            <text:p>240886</text:p>
          </table:table-cell>
          <table:table-cell office:value-type="float" office:value="511808" calcext:value-type="float">
            <text:p>511808</text:p>
          </table:table-cell>
          <table:table-cell office:value-type="float" office:value="646665" calcext:value-type="float">
            <text:p>646665</text:p>
          </table:table-cell>
          <table:table-cell office:value-type="float" office:value="210772" calcext:value-type="float">
            <text:p>210772</text:p>
          </table:table-cell>
          <table:table-cell office:value-type="float" office:value="699297" calcext:value-type="float">
            <text:p>699297</text:p>
          </table:table-cell>
          <table:table-cell office:value-type="float" office:value="578616" calcext:value-type="float">
            <text:p>578616</text:p>
          </table:table-cell>
          <table:table-cell table:number-columns-repeated="7"/>
        </table:table-row>
        <table:table-row table:style-name="ro1" table:number-rows-repeated="5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7">00/00/0000</text:date>, <text:time style:data-style-name="N2" text:time-value="23:45:40.9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4:31:36.018000000</meta:creation-date>
    <dc:date>2019-04-07T01:09:02.295000000</dc:date>
    <meta:editing-duration>P1DT10H56M1S</meta:editing-duration>
    <meta:editing-cycles>20</meta:editing-cycles>
    <meta:generator>LibreOffice/6.1.2.1$Windows_X86_64 LibreOffice_project/65905a128db06ba48db947242809d14d3f9a93fe</meta:generator>
    <meta:document-statistic meta:table-count="1" meta:cell-count="442" meta:object-count="0"/>
  </office:meta>
</office:document-meta>
</file>